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position="0% 100%" fo:font-weight="normal" style:font-weight-asian="normal" style:font-weight-complex="normal"/>
    </style:style>
    <style:style style:name="P3" style:family="paragraph" style:parent-style-name="Standard"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style:text-position="0% 100%" style:font-name="Times New Roman" fo:font-size="12pt" fo:letter-spacing="normal" fo:font-style="normal" fo:font-weight="normal" officeooo:rsid="0019ca93" officeooo:paragraph-rsid="000fc3da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text-position="0% 100%"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officeooo:rsid="0019ca93" officeooo:paragraph-rsid="000fc3da"/>
    </style:style>
    <style:style style:name="P7" style:family="paragraph" style:parent-style-name="Standard">
      <style:text-properties fo:color="#000000" style:font-name="Liberation Serif" fo:font-size="12pt" officeooo:rsid="0019ca93" officeooo:paragraph-rsid="000fc3da" style:font-size-asian="12pt" style:font-size-complex="12pt"/>
    </style:style>
    <style:style style:name="P8" style:family="paragraph" style:parent-style-name="Standard">
      <style:text-properties fo:color="#000000" style:font-name="Liberation Serif" fo:font-size="12pt" officeooo:paragraph-rsid="000fc3da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variant="normal" fo:text-transform="none" fo:letter-spacing="normal" fo:font-style="normal" fo:font-weight="normal" officeooo:rsid="0019ca93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fo:color="#000000" style:text-position="0% 100%" fo:font-weight="normal" style:font-weight-asian="normal" style:font-weight-complex="normal"/>
    </style:style>
    <style:style style:name="T9" style:family="text">
      <style:text-properties officeooo:rsid="001cb5b6"/>
    </style:style>
    <style:style style:name="T10" style:family="text">
      <style:text-properties officeooo:rsid="0019ca9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inTheorie Exercise 5 – Computer Graphics</text:p>
      <text:p text:style-name="P1"/>
      <text:p text:style-name="P1">Gruppe 2</text:p>
      <text:p text:style-name="P1">Mathias Kuhlmey</text:p>
      <text:p text:style-name="P1">Tim Spankowski<text:line-break/>Dorian Laqua</text:p>
      <text:p text:style-name="P1"/>
      <text:p text:style-name="P2">1. (a)</text:p>
      <text:p text:style-name="P2">Die mittlere Strahlungsdichte, auch Solarkonstante S genannt gibt an wie viel Leistung, pro <text:span text:style-name="T2">m² </text:span>im Abstand der Erdentfernung (AE), senkrecht, auftritt.</text:p>
      <text:p text:style-name="P2">Für die Leuchtkraft ergibt sich vereinfacht, aufgrund der Kugeloberfläche der Sonne und dem Abstand zur Erde :</text:p>
      <text:p text:style-name="P2"/>
      <text:p text:style-name="P2"><draw:frame draw:style-name="fr2" draw:name="Objekt2" text:anchor-type="as-char" svg:width="5.299cm" svg:height="0.529cm" draw:z-index="0"><draw:object xlink:href="./Object 2" xlink:type="simple" xlink:show="embed" xlink:actuate="onLoad"/><draw:image xlink:href="./ObjectReplacements/Object 2" xlink:type="simple" xlink:show="embed" xlink:actuate="onLoad"/></draw:frame>für <text:s/>eine Wellenlänge im sichtbaren Bereich</text:p>
      <text:p text:style-name="P2"/>
      <text:p text:style-name="P2">wobei :</text:p>
      <text:p text:style-name="P2"><draw:frame draw:style-name="fr2" draw:name="Objekt3" text:anchor-type="as-char" svg:width="5.399cm" svg:height="0.469cm" draw:z-index="1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2">1 Astronomische Einheit , also Abstand der Sonne zur Erde ist.</text:p>
      <text:p text:style-name="P2"/>
      <text:p text:style-name="P2">Damit ergibt sich für Strahlungsdichte :</text:p>
      <text:p text:style-name="P2"/>
      <text:p text:style-name="P2"><draw:frame draw:style-name="fr2" draw:name="Objekt4" text:anchor-type="as-char" svg:width="5.022cm" svg:height="1.06cm" draw:z-index="2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2"/>
      <text:p text:style-name="P2">(b)</text:p>
      <text:p text:style-name="P2"><draw:frame draw:style-name="fr1" draw:name="Grafik1" text:anchor-type="as-char" svg:width="13.383cm" svg:height="6.419cm" draw:z-index="3"><draw:image xlink:href="http://www.iundm.de/lars/Image43.jpg" xlink:type="simple" xlink:show="embed" xlink:actuate="onLoad"/></draw:frame> </text:p>
      <text:p text:style-name="P2">Quelle : <text:a xlink:type="simple" xlink:href="http://www.iundm.de/lars/2_Grundlagen.htm">http://www.iundm.de/lars/2_Grundlagen.htm</text:a></text:p>
      <text:p text:style-name="P2"/>
      <text:p text:style-name="Standard"><text:span text:style-name="T8">Der Strahlunsstrom beträgt somit für den 21.06. ---</text:span><text:span text:style-name="T7"> </text:span><text:span text:style-name="T4">AM1: 925 W/m² wenn man von einem </text:span></text:p>
      <text:p text:style-name="Standard"><text:span text:style-name="T3">AM0: 1350 W/m²</text:span><text:span text:style-name="T2"> </text:span><text:span text:style-name="T4"><text:s/>ausgeht. Die Energiemenge ändert sich durch die Position der Erde zur Sonne und hängt mit dem Einstrahlwinkel zusammen.</text:span></text:p>
      <text:p text:style-name="P3">Damit errechnet sich dann, Umrechnung, für die Energie pro Sekunde :</text:p>
      <text:p text:style-name="P3"><draw:frame draw:style-name="fr2" draw:name="Objekt1" text:anchor-type="as-char" svg:width="5.766cm" svg:height="0.593cm" draw:z-index="4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5">und pro minute auf 1 <text:s/><text:span text:style-name="T5">m² </text:span></text:p>
      <text:p text:style-name="P3"><draw:frame draw:style-name="fr2" draw:name="Objekt5" text:anchor-type="as-char" svg:width="6.902cm" svg:height="0.593cm" draw:z-index="5"><draw:object xlink:href="./Object 5" xlink:type="simple" xlink:show="embed" xlink:actuate="onLoad"/><draw:image xlink:href="./ObjectReplacements/Object 5" xlink:type="simple" xlink:show="embed" xlink:actuate="onLoad"/><svg:desc>Formel</svg:desc></draw:frame></text:p>
      <text:p text:style-name="P3"/>
      <text:p text:style-name="P3"/>
      <text:p text:style-name="P3"/>
      <text:p text:style-name="P3"/>
      <text:p text:style-name="P6"><text:soft-page-break/>2.)</text:p>
      <text:p text:style-name="P6">Au<text:span text:style-name="T9">f</text:span>teilung in Präprocessing und Postprocessing mit Radiosity.<text:line-break/><text:line-break/>Radiosity ist dabei für die Beleuchtung zuständig, wobei alle Objekte als nicht spiegelnd angesehen werden. (Präprocessing) Nun kennt man alle Helligkeiten der einzelnen Elemente.<text:line-break/>Im Postprocessing wird nun die Spiegelung mitbetrachtet. <text:line-break/>Die Helligkeiten werden addiert und das Raytracing kann beginnen.<text:line-break/><text:line-break/>3.)<text:line-break/>Vorteile:</text:p>
      <text:p text:style-name="P7">- Schatten, Beleuchtung, Brechung und Reflexion lassen sich komplett darstellen.</text:p>
      <text:p text:style-name="P7">- Lichtquelle und Beobachter werden simuliert und vereinigt (näher an der realen Physik)</text:p>
      <text:p text:style-name="P8"><text:span text:style-name="T10">- Besser in </text:span><text:span text:style-name="T6">der Berechnung von Kaustiken</text:span></text:p>
      <text:p text:style-name="P6"/>
      <text:p text:style-name="P4">Nachteile:<text:line-break/>- wird die Szene mit zu wenig Strahlen gerendert, ist das Bild verrauscht. Mehr Strahlen → teur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Gradient_20_9" draw:display-name="Gradient 9" draw:style="radial" draw:cx="50%" draw:cy="100%" draw:start-color="#333333" draw:end-color="#ffffff" draw:start-intensity="100%" draw:end-intensity="100%" draw:border="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tim_spankowski </meta:initial-creator>
    <meta:creation-date>2013-12-09T11:58:02</meta:creation-date>
    <dc:date>2014-02-07T11:10:48</dc:date>
    <meta:editing-duration>PT3H26M28S</meta:editing-duration>
    <meta:editing-cycles>114</meta:editing-cycles>
    <meta:generator>LibreOffice/3.6$Linux_X86_64 LibreOffice_project/360m1$Build-304</meta:generator>
    <dc:creator>Dorian Laqua</dc:creator>
    <meta:document-statistic meta:table-count="0" meta:image-count="1" meta:object-count="5" meta:page-count="2" meta:paragraph-count="28" meta:word-count="238" meta:character-count="1584" meta:non-whitespace-character-count="1356"/>
  </office:meta>
</office:document-meta>
</file>

<file path=Object 1/content.xml><?xml version="1.0" encoding="utf-8"?>
<math xmlns="http://www.w3.org/1998/Math/MathML">
  <semantics>
    <mrow>
      <mrow>
        <msub>
          <mi mathvariant="italic">AM</mi>
          <mn>1</mn>
        </msub>
        <mo stretchy="false">=</mo>
        <mn>925</mn>
      </mrow>
      <mrow>
        <mrow>
          <mi>W</mi>
          <mo stretchy="false">/</mo>
          <msup>
            <mi>m</mi>
            <mn>2</mn>
          </msup>
        </mrow>
        <mo stretchy="false">=</mo>
        <mn>925</mn>
      </mrow>
      <mrow>
        <mrow>
          <mi>J</mi>
          <mo stretchy="false">/</mo>
          <mi>s</mi>
        </mrow>
        <mo stretchy="false">⋅</mo>
        <msup>
          <mi>m</mi>
          <mn>2</mn>
        </msup>
      </mrow>
    </mrow>
    <annotation encoding="StarMath 5.0">AM_1 = 925 W/m^2 = 925 J/s cdot m^2 </annotation>
  </semantics>
</math>
</file>

<file path=Object 2/content.xml><?xml version="1.0" encoding="utf-8"?>
<math xmlns="http://www.w3.org/1998/Math/MathML">
  <semantics>
    <mrow>
      <mrow>
        <mi>L</mi>
        <mo stretchy="false">=</mo>
        <mn>4</mn>
      </mrow>
      <mrow>
        <mrow>
          <mrow>
            <mo stretchy="false">π</mo>
            <mo stretchy="false">⋅</mo>
            <msup>
              <mi>R</mi>
              <mn>2</mn>
            </msup>
          </mrow>
          <mo stretchy="false">⋅</mo>
          <mi>S</mi>
        </mrow>
        <mo stretchy="false">=</mo>
        <mrow>
          <mn>3.846</mn>
          <mo stretchy="false">⋅</mo>
          <msup>
            <mn>10</mn>
            <mn>25</mn>
          </msup>
        </mrow>
      </mrow>
      <mi>W</mi>
    </mrow>
    <annotation encoding="StarMath 5.0">L = 4 %pi cdot R^2 cdot S  = 3.846 cdot 10^25 W </annotation>
  </semantics>
</math>
</file>

<file path=Object 3/content.xml><?xml version="1.0" encoding="utf-8"?>
<math xmlns="http://www.w3.org/1998/Math/MathML">
  <semantics>
    <mrow>
      <mrow>
        <mi>R</mi>
        <mo stretchy="false">=</mo>
        <mn>149.597.870.700</mn>
      </mrow>
      <mrow>
        <mi>m</mi>
        <mo stretchy="false">=</mo>
        <mn>1AE</mn>
      </mrow>
    </mrow>
    <annotation encoding="StarMath 5.0">R = 149.597.870.700 m = 1AE</annotation>
  </semantics>
</math>
</file>

<file path=Object 4/content.xml><?xml version="1.0" encoding="utf-8"?>
<math xmlns="http://www.w3.org/1998/Math/MathML">
  <semantics>
    <mrow>
      <mrow>
        <mrow>
          <mi>S</mi>
          <mo stretchy="false">=</mo>
          <mfrac>
            <mi>L</mi>
            <mrow>
              <mn>4</mn>
              <mrow>
                <mo stretchy="false">π</mo>
                <mo stretchy="false">⋅</mo>
                <msup>
                  <mi>R</mi>
                  <mn>2</mn>
                </msup>
              </mrow>
            </mrow>
          </mfrac>
        </mrow>
        <mo stretchy="false">=</mo>
        <mn>0.1367</mn>
      </mrow>
      <msup>
        <mi mathvariant="italic">kWm</mi>
        <mrow>
          <mo stretchy="false">−</mo>
          <mn>2</mn>
        </mrow>
      </msup>
    </mrow>
    <annotation encoding="StarMath 5.0">S  =  L over {4 %pi cdot R^2}  =  0.1367  kWm^-2   </annotation>
  </semantics>
</math>
</file>

<file path=Object 5/content.xml><?xml version="1.0" encoding="utf-8"?>
<math xmlns="http://www.w3.org/1998/Math/MathML">
  <semantics>
    <mrow>
      <mrow>
        <msub>
          <mi mathvariant="italic">AM</mi>
          <mn>1</mn>
        </msub>
        <mo stretchy="false">=</mo>
        <mn>925</mn>
      </mrow>
      <mrow>
        <mrow>
          <mrow>
            <mrow>
              <mrow>
                <mi>J</mi>
                <mo stretchy="false">/</mo>
                <mi>s</mi>
              </mrow>
              <mo stretchy="false">⋅</mo>
              <msup>
                <mi>m</mi>
                <mn>2</mn>
              </msup>
            </mrow>
            <mo stretchy="false">⋅</mo>
            <mn>60s</mn>
          </mrow>
          <mo stretchy="false">⋅</mo>
          <msup>
            <mn>1m</mn>
            <mn>2</mn>
          </msup>
        </mrow>
        <mo stretchy="false">=</mo>
        <mn>55,5</mn>
      </mrow>
      <mi mathvariant="italic">kJ</mi>
    </mrow>
    <annotation encoding="StarMath 5.0">AM_1 = 925 J/s cdot m^2 cdot 60s cdot 1m^2 = 55,5 kJ</annotation>
  </semantics>
</math>
</file>